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gister with Moss to gain access to submission script</text:p>
      <text:p text:style-name="P1">Registration: <text:s/>email <text:a xlink:type="simple" xlink:href="mailto:moss@moss.stanford.edu" text:style-name="Internet_20_link" text:visited-style-name="Visited_20_Internet_20_Link"><text:span text:style-name="T1">moss@moss.stanford.edu</text:span></text:a></text:p>
      <text:p text:style-name="P3">Email body:</text:p>
      <text:p text:style-name="P4">registeruser</text:p>
      <text:p text:style-name="P4">mail <text:span text:style-name="T2">username</text:span>@<text:span text:style-name="T2">domain <text:tab/><text:tab/>| </text:span>replace italics with actual values</text:p>
      <text:p text:style-name="P1"/>
      <text:p text:style-name="P1">Queries: email <text:a xlink:type="simple" xlink:href="mailto:moss-request@cs.stanford.edu" text:style-name="Internet_20_link" text:visited-style-name="Visited_20_Internet_20_Link"><text:span text:style-name="T1">moss-request@cs.stanford.edu</text:span></text:a></text:p>
      <text:p text:style-name="P1"/>
      <text:p text:style-name="P1">Should not be made accessible per readme</text:p>
      <text:p text:style-name="P1">Can specify language with -l</text:p>
      <text:p text:style-name="P1">Can specify directories of files using -d</text:p>
      <text:p text:style-name="P1">Can specify base code files with -b<text:tab/><text:tab/>* Must take path to file</text:p>
      <text:p text:style-name="P1">Can specify granularity with -m <text:tab/><text:tab/>* Sets threshold for reporting similar files</text:p>
      <text:p text:style-name="P1">Can specify comment string with -c<text:tab/><text:tab/>* Use this to identify if many queries sent</text:p>
      <text:p text:style-name="P1"/>
      <text:p text:style-name="P1">Uses Perl. <text:s/>Installed for my account -&gt; default in configuration?</text:p>
      <text:p text:style-name="P1"/>
      <text:p text:style-name="P1"/>
      <text:p text:style-name="P1">Submit all of the ML programs in directories asn1.96/* and asn1.97/*, where</text:p>
      <text:p text:style-name="P1">asn1.97/instructor/<text:a xlink:type="simple" xlink:href="http://example.ml" text:style-name="Internet_20_link" text:visited-style-name="Visited_20_Internet_20_Link"><text:span text:style-name="T1">example.ml</text:span></text:a> and asn1.96/instructor/<text:a xlink:type="simple" xlink:href="http://example.ml" text:style-name="Internet_20_link" text:visited-style-name="Visited_20_Internet_20_Link"><text:span text:style-name="T1">example.ml</text:span></text:a> contain the base files.</text:p>
      <text:p text:style-name="P1">moss -l ml -b asn1.97/instructor/<text:a xlink:type="simple" xlink:href="http://example.ml" text:style-name="Internet_20_link" text:visited-style-name="Visited_20_Internet_20_Link"><text:span text:style-name="T1">example.ml</text:span></text:a> -b asn1.96/instructor/<text:a xlink:type="simple" xlink:href="http://example.ml" text:style-name="Internet_20_link" text:visited-style-name="Visited_20_Internet_20_Link"><text:span text:style-name="T1">example.ml</text:span></text:a> -d asn1.97/*/*.ml asn1.96/*/*.ml</text:p>
      <text:p text:style-name="P1"/>
      <text:p text:style-name="P1">Submit all MIPS programs?</text:p>
      <text:p text:style-name="P1">moss -l mips -b &lt;assignment&gt;/instructor/&lt;file&gt;.s -d &lt;assignment&gt;/*/*.s</text:p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8" meta:word-count="135" meta:character-count="980" meta:non-whitespace-character-count="855"/>
    <meta:generator>LibreOfficeDev/5.1.0.3$Linux_X86_64 LibreOffice_project/</meta:generator>
  </office:meta>
</office:document-meta>
</file>